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a4077" officeooo:paragraph-rsid="000a4077" style:font-size-asian="17.5pt" style:font-size-complex="20pt"/>
    </style:style>
    <style:style style:name="P2" style:family="paragraph" style:parent-style-name="Standard">
      <style:text-properties fo:font-size="20pt" officeooo:rsid="000b180b" officeooo:paragraph-rsid="000b180b" style:font-size-asian="17.5pt" style:font-size-complex="20pt"/>
    </style:style>
    <style:style style:name="T1" style:family="text">
      <style:text-properties officeooo:rsid="000b180b"/>
    </style:style>
    <style:style style:name="T2" style:family="text">
      <style:text-properties officeooo:rsid="000caacf"/>
    </style:style>
    <style:style style:name="T3" style:family="text">
      <style:text-properties officeooo:rsid="000d14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classes de C<text:span text:style-name="T1">P</text:span>c et de CE2b ont pour projet de fin d’année <text:span text:style-name="T3">scolaire</text:span> de passer la journée du 22 juin à Provins afin d’assister à 2 spectacles en plein air :</text:p>
      <text:p text:style-name="P1"/>
      <text:p text:style-name="P1">- « Les aigles des remparts. » par la compagnie Vol Libre Productions, <text:a xlink:type="simple" xlink:href="https://www.vollibre.fr/spectacle-aigles-des-remparts-provins/" text:style-name="Internet_20_link" text:visited-style-name="Visited_20_Internet_20_Link">https://www.vollibre.fr/spectacle-aigles-des-remparts-provins/</text:a></text:p>
      <text:p text:style-name="P1"/>
      <text:p text:style-name="P1">- « La légende des chevaliers » par la compagnie Equestrio, <text:a xlink:type="simple" xlink:href="https://www.equestrio.fr/spectacles/la-legende-des-chevaliers/" text:style-name="Internet_20_link" text:visited-style-name="Visited_20_Internet_20_Link">https://www.equestrio.fr/spectacles/la-legende-des-chevaliers/</text:a></text:p>
      <text:p text:style-name="P1"/>
      <text:p text:style-name="P1">Afin de financer ce projet, nous organisons une vente de porte-clés et de boucles d’oreilles dont une partie a été réalisée par les enfants des 2 classes.</text:p>
      <text:p text:style-name="P1"/>
      <text:p text:style-name="P2">Chaque objet est vendu au prix unique de 2€.</text:p>
      <text:p text:style-name="P2">Pour connaître les modalités d’achat, cliquez sur le bouton « mode d’emploi », tout vous y est expliqué.</text:p>
      <text:p text:style-name="P2"/>
      <text:p text:style-name="P2">Les pièces en vente sont en nombre limité, de ce fait la date et l’heure d’envoi du mail de réservation seront pris<text:span text:style-name="T2">es</text:span> en compte si plusieurs personnes sont intéressées par le même article.</text:p>
      <text:p text:style-name="P2"/>
      <text:p text:style-name="P2">Nous vous remercions par avance pour votre participation au financement de notre expédition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6T10:56:49.726000000</meta:creation-date>
    <dc:date>2021-02-16T11:17:31.240000000</dc:date>
    <meta:editing-duration>PT10M30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8" meta:word-count="158" meta:character-count="994" meta:non-whitespace-character-count="844"/>
  </office:meta>
</office:document-meta>
</file>